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407.54pt"/>
    </style:style>
    <style:style style:name="co3" style:family="table-column">
      <style:table-column-properties fo:break-before="auto" style:column-width="493.26pt"/>
    </style:style>
    <style:style style:name="co4" style:family="table-column">
      <style:table-column-properties fo:break-before="auto" style:column-width="264.76pt"/>
    </style:style>
    <style:style style:name="co5" style:family="table-column">
      <style:table-column-properties fo:break-before="auto" style:column-width="462.39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8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<text:s/>nature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general hobbies</text:p>
          </table:table-cell>
          <table:table-cell office:value-type="string" calcext:value-type="string">
            <text:p>social developments </text:p>
          </table:table-cell>
          <table:table-cell office:value-type="string" calcext:value-type="string">
            <text:p>animals </text:p>
          </table:table-cell>
          <table:table-cell office:value-type="string" calcext:value-type="string">
            <text:p>technolo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thoughtcatalog.com/jeremy-sheeler/2015/04/whats-so-good-about-nature/</text:p>
          </table:table-cell>
          <table:table-cell office:value-type="string" calcext:value-type="string">
            <text:p><text:a xlink:href="https://www.distractify.com/humor/2018/09/26/Z1iDtRS/troll-train-shaved-legs" xlink:type="simple">https://www.distractify.com/humor/2018/09/26/Z1iDtRS/troll-train-shaved-legs</text:a></text:p>
          </table:table-cell>
          <table:table-cell office:value-type="string" calcext:value-type="string">
            <text:p><text:a xlink:href="https://www.atlasobscura.com/articles/mesmerizing-depictions-of-magic-and-witchcraft-throughout-history?utm_source=zergnet.com&amp;utm_medium=referral&amp;utm_campaign=zergnet_3330949" xlink:type="simple">https://www.atlasobscura.com/articles/mesmerizing-depictions-of-magic-and-witchcraft-throughout-history?utm_source=zergnet.com&amp;utm_medium=referral&amp;utm_campaign=zergnet_3330949</text:a></text:p>
          </table:table-cell>
          <table:table-cell office:value-type="string" calcext:value-type="string">
            <text:p>https://www.ranker.com/list/best-games-to-play-online/meme-dude?ref=browse_rerank&amp;l=2&amp;pos=1</text:p>
          </table:table-cell>
          <table:table-cell office:value-type="string" calcext:value-type="string">
            <text:p>https://www.buzzfeed.com/parents</text:p>
          </table:table-cell>
          <table:table-cell office:value-type="string" calcext:value-type="string">
            <text:p><text:a xlink:href="https://www.boredpanda.com/the-secret-life-of-troja-photography-george/" xlink:type="simple">https://www.boredpanda.com/the-secret-life-of-troja-photography-george/</text:a></text:p>
          </table:table-cell>
          <table:table-cell office:value-type="string" calcext:value-type="string">
            <text:p><text:a xlink:href="https://www.buzzfeed.com/davidbcreative/top-technology-trends-which-will-change-construct-3a5nw" xlink:type="simple">https://www.buzzfeed.com/davidbcreative/top-technology-trends-which-will-change-construct-3a5nw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thoughtcatalog.com/tim-sparke/2016/04/10-inspirational-quotes-everyone-who-loves-nature-needs-to-read-today/</text:p>
          </table:table-cell>
          <table:table-cell office:value-type="string" calcext:value-type="string">
            <text:p>https://www.distractify.com/trending/2018/09/25/1rQhX9/dad-trolls-bride</text:p>
          </table:table-cell>
          <table:table-cell office:value-type="string" calcext:value-type="string">
            <text:p>http://www.viralnova.com/people-living-on-remote-island-near-indian-will-kill-anyone-who-tries-to-come-ashore/</text:p>
          </table:table-cell>
          <table:table-cell office:value-type="string" calcext:value-type="string">
            <text:p>https://www.ranker.com/list/best-video-game-franchises/ranker-games?ref=browse_rerank&amp;l=2&amp;pos=2</text:p>
          </table:table-cell>
          <table:table-cell office:value-type="string" calcext:value-type="string">
            <text:p>https://www.buzzfeed.com/whitneyjefferson/fill-your-apartment-with-plants-plant-mom-dad</text:p>
          </table:table-cell>
          <table:table-cell office:value-type="string" calcext:value-type="string">
            <text:p>https://www.boredpanda.com/adopted-dog-shelter-comics-bird-born/</text:p>
          </table:table-cell>
          <table:table-cell office:value-type="string" calcext:value-type="string">
            <text:p>https://www.buzzfeed.com/michellerennex/technology-twee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thoughtcatalog.com/rawiya-kameir/2011/04/bbcs-human-planet-takes-on-the-douche/" xlink:type="simple">https://thoughtcatalog.com/rawiya-kameir/2011/04/bbcs-human-planet-takes-on-the-douche/</text:a></text:p>
          </table:table-cell>
          <table:table-cell office:value-type="string" calcext:value-type="string">
            <text:p><text:a xlink:href="https://www.distractify.com/humor/2018/09/22/u1gKl/professor-whats-his-nuts" xlink:type="simple">https://www.distractify.com/humor/2018/09/22/u1gKl/professor-whats-his-nuts</text:a></text:p>
          </table:table-cell>
          <table:table-cell office:value-type="string" calcext:value-type="string">
            <text:p><text:a xlink:href="https://www.kiwi.com/stories/global-warming-destroying-great-barrier-reef-study-reveals/" xlink:type="simple">https://www.kiwi.com/stories/global-warming-destroying-great-barrier-reef-study-reveals/</text:a></text:p>
          </table:table-cell>
          <table:table-cell office:value-type="string" calcext:value-type="string">
            <text:p><text:a xlink:href="https://www.ranker.com/list/best-final-fantasy-characters/ranker-characters?ref=browse_rerank&amp;l=2&amp;pos=4" xlink:type="simple">https://www.ranker.com/list/best-final-fantasy-characters/ranker-characters?ref=browse_rerank&amp;l=2&amp;pos=4</text:a></text:p>
          </table:table-cell>
          <table:table-cell office:value-type="string" calcext:value-type="string">
            <text:p>https://www.buzzfeed.com/lizweakley/6-awesome-social-media-apps-that-have-made-network-2hn2g</text:p>
          </table:table-cell>
          <table:table-cell office:value-type="string" calcext:value-type="string">
            <text:p>https://www.boredpanda.com/computer-technician-funny-client-story-macaw-parrot-toy-train/</text:p>
          </table:table-cell>
          <table:table-cell office:value-type="string" calcext:value-type="string">
            <text:p><text:a xlink:href="https://www.buzzfeed.com/haileyb42950a868/what-to-observe-in-nature-2nz1x" xlink:type="simple">https://www.buzzfeed.com/haileyb42950a868/what-to-observe-in-nature-2nz1x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thoughtcatalog.com/brandon-gorrell/2011/03/japan-earthquate-creates-giant-whirpool/" xlink:type="simple">https://thoughtcatalog.com/brandon-gorrell/2011/03/japan-earthquate-creates-giant-whirpool/</text:a></text:p>
          </table:table-cell>
          <table:table-cell office:value-type="string" calcext:value-type="string">
            <text:p><text:a xlink:href="https://www.distractify.com/humor/2018/09/21/ZR0xWW/how-to-talk-to-girls" xlink:type="simple">https://www.distractify.com/humor/2018/09/21/ZR0xWW/how-to-talk-to-girls</text:a></text:p>
          </table:table-cell>
          <table:table-cell office:value-type="string" calcext:value-type="string">
            <text:p><text:a xlink:href="https://www.zergnet.com/news/3061520/this-is-the-safest-country-in-the-world-to-visit" xlink:type="simple">https://www.zergnet.com/news/3061520/this-is-the-safest-country-in-the-world-to-visit</text:a></text:p>
          </table:table-cell>
          <table:table-cell office:value-type="string" calcext:value-type="string">
            <text:p><text:a xlink:href="https://www.ranker.com/list/cool-hobbies/lauren-slocum?ref=search" xlink:type="simple">https://www.ranker.com/list/cool-hobbies/lauren-slocum?ref=search</text:a></text:p>
          </table:table-cell>
          <table:table-cell office:value-type="string" calcext:value-type="string">
            <text:p>https://www.buzzfeed.com/dejislakut/how-reputation-management-strategies-are-monitored-23wpw</text:p>
          </table:table-cell>
          <table:table-cell office:value-type="string" calcext:value-type="string">
            <text:p>https://www.boredpanda.com/koalas-small-brains-eucalyptus-animals/</text:p>
          </table:table-cell>
          <table:table-cell office:value-type="string" calcext:value-type="string">
            <text:p><text:a xlink:href="https://www.buzzfeed.com/klassyfrise/3-facts-that-technology-affected-our-social-life-p-3b0t2" xlink:type="simple">https://www.buzzfeed.com/klassyfrise/3-facts-that-technology-affected-our-social-life-p-3b0t2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thoughtcatalog.com/javier-sandoval/2015/03/i-felt-warm-when-i-saw-it-die/" xlink:type="simple">https://thoughtcatalog.com/javier-sandoval/2015/03/i-felt-warm-when-i-saw-it-die/</text:a></text:p>
          </table:table-cell>
          <table:table-cell office:value-type="string" calcext:value-type="string">
            <text:p><text:a xlink:href="https://www.distractify.com/humor/2018/09/21/Z29zuhs/booty-call-roach-infestation" xlink:type="simple">https://www.distractify.com/humor/2018/09/21/Z29zuhs/booty-call-roach-infestation</text:a></text:p>
          </table:table-cell>
          <table:table-cell/>
          <table:table-cell office:value-type="string" calcext:value-type="string">
            <text:p><text:a xlink:href="https://www.ranker.com/list/hobbies-you-wish-you-were-good-at/elise?ref=search" xlink:type="simple">https://www.ranker.com/list/hobbies-you-wish-you-were-good-at/elise?ref=search</text:a></text:p>
          </table:table-cell>
          <table:table-cell office:value-type="string" calcext:value-type="string">
            <text:p><text:a xlink:href="https://www.buzzfeed.com/zoeeeym/3-social-media-platforms-which-have-made-k-pop-suc-30fw4" xlink:type="simple">https://www.buzzfeed.com/zoeeeym/3-social-media-platforms-which-have-made-k-pop-suc-30fw4</text:a></text:p>
          </table:table-cell>
          <table:table-cell office:value-type="string" calcext:value-type="string">
            <text:p>https://www.boredpanda.com/chicken-fashion-clothes-design-pampered-poultry/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a xlink:href="https://www.boredpanda.com/autistic-son-t-rex-costume-family-photos-roaming-magnolias/" xlink:type="simple">https://www.boredpanda.com/autistic-son-t-rex-costume-family-photos-roaming-magnolias/</text:a></text:p>
          </table:table-cell>
          <table:table-cell/>
          <table:table-cell office:value-type="string" calcext:value-type="string">
            <text:p>https://www.ranker.com/list/adorable-geeky-couples/zack-howe?ref=search</text:p>
          </table:table-cell>
          <table:table-cell office:value-type="string" calcext:value-type="string">
            <text:p><text:a xlink:href="https://thoughtcatalog.com/jim-goad/2018/06/prison-brides-hybristophilia-and-women-who-fall-in-love-with-really-bad-boys/" xlink:type="simple">https://thoughtcatalog.com/jim-goad/2018/06/prison-brides-hybristophilia-and-women-who-fall-in-love-with-really-bad-boys/</text:a></text:p>
          </table:table-cell>
          <table:table-cell office:value-type="string" calcext:value-type="string">
            <text:p>https://www.boredpanda.com/raising-paul-emu-in-a-farm-george-osgood/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a xlink:href="https://www.boredpanda.com/petunia-not-just-a-flower-comics-isabel-tg/" xlink:type="simple">https://www.boredpanda.com/petunia-not-just-a-flower-comics-isabel-tg/</text:a></text:p>
          </table:table-cell>
          <table:table-cell/>
          <table:table-cell office:value-type="string" calcext:value-type="string">
            <text:p>https://www.ranker.com/list/most-fulfilling-hobbies-for-nerds-v1/tyrantonion?ref=search</text:p>
          </table:table-cell>
          <table:table-cell office:value-type="string" calcext:value-type="string">
            <text:p><text:a xlink:href="https://www.distractify.com/humor/2018/09/21/ZR0xWW/how-to-talk-to-girls" xlink:type="simple">https://www.distractify.com/humor/2018/09/21/ZR0xWW/how-to-talk-to-girls</text:a></text:p>
          </table:table-cell>
          <table:table-cell office:value-type="string" calcext:value-type="string">
            <text:p><text:a xlink:href="https://www.boredpanda.com/sea-turtles-conservation-comeback/" xlink:type="simple">https://www.boredpanda.com/sea-turtles-conservation-comeback/</text:a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s://www.boredpanda.com/funny-comics-mrlovenstein/</text:p>
          </table:table-cell>
          <table:table-cell/>
          <table:table-cell office:value-type="string" calcext:value-type="string">
            <text:p>https://www.ranker.com/list/bizarre-hobbies-of-dictators-tyrants-and-brutal-leaders/harrison-tenpas?ref=search</text:p>
          </table:table-cell>
          <table:table-cell office:value-type="string" calcext:value-type="string">
            <text:p><text:a xlink:href="https://www.distractify.com/trending/2018/09/25/1rQhX9/dad-trolls-bride" xlink:type="simple">https://www.distractify.com/trending/2018/09/25/1rQhX9/dad-trolls-bride</text:a></text:p>
          </table:table-cell>
          <table:table-cell office:value-type="string" calcext:value-type="string">
            <text:p>https://www.boredpanda.com/hairless-kittens-or-adorable-little-aliens/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s://www.distractify.com/humor/2018/09/13/URmx2/instant-rage</text:p>
          </table:table-cell>
          <table:table-cell table:number-columns-repeated="2"/>
          <table:table-cell office:value-type="string" calcext:value-type="string">
            <text:p><text:a xlink:href="https://www.buzzfeed.com/lizweakley/6-awesome-social-media-apps-that-have-made-network-2hn2g" xlink:type="simple">https://www.buzzfeed.com/lizweakley/6-awesome-social-media-apps-that-have-made-network-2hn2g</text:a></text:p>
          </table:table-cell>
          <table:table-cell office:value-type="string" calcext:value-type="string">
            <text:p>https://www.boredpanda.com/fence-stuck-goat-troll-brenda/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s://www.distractify.com/humor/2018/09/21/Z29zuhs/booty-call-roach-infestat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ttps://www.distractify.com/humor/2018/09/13/URmx2/instant-rag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6:31:08.305401054</meta:creation-date>
    <dc:date>2018-09-27T17:41:53.797676859</dc:date>
    <meta:editing-duration>PT9M15S</meta:editing-duration>
    <meta:editing-cycles>1</meta:editing-cycles>
    <meta:generator>LibreOffice/6.0.2.1.0$Linux_X86_64 LibreOffice_project/00m0$Build-1</meta:generator>
    <meta:document-statistic meta:table-count="1" meta:cell-count="57" meta:object-count="0"/>
  </office:meta>
</office:document-meta>
</file>